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xVelocityOverDistance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itial velocity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term1</text:p>
          </table:table-cell>
          <table:table-cell office:value-type="string" calcext:value-type="string">
            <text:p>final velocit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3]*[.A3]+2*[.C3]*[.B3]" office:value-type="float" office:value="0" calcext:value-type="float">
            <text:p>0</text:p>
          </table:table-cell>
          <table:table-cell table:formula="of:=SQRT([.D3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A4]*[.A4]+2*[.C4]*[.B4]" office:value-type="float" office:value="3" calcext:value-type="float">
            <text:p>3</text:p>
          </table:table-cell>
          <table:table-cell table:formula="of:=SQRT([.D4])" office:value-type="float" office:value="1.73205080756888" calcext:value-type="float">
            <text:p>1.73205080756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A5]*[.A5]+2*[.C5]*[.B5]" office:value-type="float" office:value="20" calcext:value-type="float">
            <text:p>20</text:p>
          </table:table-cell>
          <table:table-cell table:formula="of:=SQRT([.D5])"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[.A6]*[.A6]+2*[.C6]*[.B6]" office:value-type="float" office:value="80" calcext:value-type="float">
            <text:p>80</text:p>
          </table:table-cell>
          <table:table-cell table:formula="of:=SQRT([.D6])" office:value-type="float" office:value="8.94427190999916" calcext:value-type="float">
            <text:p>8.94427190999916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formula="of:=[.A7]*[.A7]+2*[.C7]*[.B7]" office:value-type="float" office:value="75" calcext:value-type="float">
            <text:p>75</text:p>
          </table:table-cell>
          <table:table-cell table:formula="of:=SQRT([.D7])" office:value-type="float" office:value="8.66025403784439" calcext:value-type="float">
            <text:p>8.66025403784439</text:p>
          </table:table-cell>
        </table:table-row>
        <table:table-row table:style-name="ro1">
          <table:table-cell table:number-columns-repeated="3"/>
          <table:table-cell table:formula="of:=[.A8]*[.A8]+2*[.C8]*[.B8]" office:value-type="float" office:value="0" calcext:value-type="float">
            <text:p>0</text:p>
          </table:table-cell>
          <table:table-cell table:formula="of:=SQRT([.D8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9]*[.A9]+2*[.C9]*[.B9]" office:value-type="float" office:value="0" calcext:value-type="float">
            <text:p>0</text:p>
          </table:table-cell>
          <table:table-cell table:formula="of:=SQRT([.D9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0]*[.A10]+2*[.C10]*[.B10]" office:value-type="float" office:value="0" calcext:value-type="float">
            <text:p>0</text:p>
          </table:table-cell>
          <table:table-cell table:formula="of:=SQRT([.D10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1]*[.A11]+2*[.C11]*[.B11]" office:value-type="float" office:value="0" calcext:value-type="float">
            <text:p>0</text:p>
          </table:table-cell>
          <table:table-cell table:formula="of:=SQRT([.D1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2]*[.A12]+2*[.C12]*[.B12]" office:value-type="float" office:value="0" calcext:value-type="float">
            <text:p>0</text:p>
          </table:table-cell>
          <table:table-cell table:formula="of:=SQRT([.D12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3]*[.A13]+2*[.C13]*[.B13]" office:value-type="float" office:value="0" calcext:value-type="float">
            <text:p>0</text:p>
          </table:table-cell>
          <table:table-cell table:formula="of:=SQRT([.D13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4]*[.A14]+2*[.C14]*[.B14]" office:value-type="float" office:value="0" calcext:value-type="float">
            <text:p>0</text:p>
          </table:table-cell>
          <table:table-cell table:formula="of:=SQRT([.D14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5]*[.A15]+2*[.C15]*[.B15]" office:value-type="float" office:value="0" calcext:value-type="float">
            <text:p>0</text:p>
          </table:table-cell>
          <table:table-cell table:formula="of:=SQRT([.D15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A16]*[.A16]+2*[.C16]*[.B16]" office:value-type="float" office:value="0" calcext:value-type="float">
            <text:p>0</text:p>
          </table:table-cell>
          <table:table-cell table:formula="of:=SQRT([.D16])" office:value-type="float" office:value="0" calcext:value-type="float">
            <text:p>0</text:p>
          </table:table-cell>
        </table:table-row>
      </table:table>
      <table:table table:name="TimeWhileAccelerating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itial velocity</text:p>
          </table:table-cell>
          <table:table-cell office:value-type="string" calcext:value-type="string">
            <text:p>final velocity</text:p>
          </table:table-cell>
          <table:table-cell office:value-type="string" calcext:value-type="string">
            <text:p>distanc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*[.C2]/([.A2]+[.B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*[.C3]/([.A3]+[.B3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2*[.C4]/([.A4]+[.B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2*[.C5]/([.A5]+[.B5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2*[.C6]/([.A6]+[.B6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formula="of:=2*[.C7]/([.A7]+[.B7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2*[.C8]/([.A8]+[.B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2*[.C9]/([.A9]+[.B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2*[.C10]/([.A10]+[.B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2*[.C11]/([.A11]+[.B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2*[.C12]/([.A12]+[.B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2*[.C13]/([.A13]+[.B13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20:26:33.4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3T20:26:38.707000000</meta:creation-date>
    <meta:editing-duration>PT1M7S</meta:editing-duration>
    <meta:editing-cycles>2</meta:editing-cycles>
    <meta:generator>LibreOffice/6.4.4.2$Windows_X86_64 LibreOffice_project/3d775be2011f3886db32dfd395a6a6d1ca2630ff</meta:generator>
    <dc:date>2020-06-23T20:27:39.655000000</dc:date>
    <meta:document-statistic meta:table-count="2" meta:cell-count="81" meta:object-count="0"/>
  </office:meta>
</office:document-meta>
</file>